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85a7d"/>
    </style:style>
    <style:style style:name="T1" style:family="text">
      <style:text-properties officeooo:rsid="00185a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/>export CLASSPATH='/home/akhil/Desktop/Semester-4/session10/mysql-connector-java-8.0.18.jar:.'</text:span></text:p>
      <text:p text:style-name="P2"><text:span text:style-name="Source_20_Text"><text:span text:style-name="T1">javac JdbcDemo.java</text:span></text:span></text:p>
      <text:p text:style-name="P2"><text:span text:style-name="Source_20_Text"><text:span text:style-name="T1">java JdbcDemo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2:16:42.875836945</meta:creation-date>
    <dc:date>2022-04-18T18:12:13.212006518</dc:date>
    <meta:editing-duration>PT28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6" meta:character-count="126" meta:non-whitespace-character-count="122"/>
  </office:meta>
</office:document-meta>
</file>